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C000001D8A4C5C3BEB1CFB3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8f2a1" draw:textarea-horizontal-align="justify" draw:textarea-vertical-align="middle" draw:auto-grow-height="false" fo:min-height="2.02cm" fo:min-width="1.956cm"/>
    </style:style>
    <style:style style:name="gr3" style:family="graphic" style:parent-style-name="standard">
      <style:graphic-properties draw:textarea-horizontal-align="justify" draw:textarea-vertical-align="middle" draw:auto-grow-height="false" fo:min-height="4.433cm" fo:min-width="1.40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61cm, 10.054cm, 4.581cm, 10.159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1.483cm" svg:height="12.487cm" svg:x="0.742cm" svg:y="2.753cm">
            <draw:image xlink:href="Pictures/100002010000032C000001D8A4C5C3BEB1CFB3AF.png" xlink:type="simple" xlink:show="embed" xlink:actuate="onLoad" draw:mime-type="image/png">
              <text:p/>
            </draw:image>
          </draw:frame>
          <draw:custom-shape draw:style-name="gr2" draw:text-style-name="P2" draw:layer="layout" svg:width="4.912cm" svg:height="6.81cm" draw:transform="skewX (1.11327505241082E-016) rotate (1.97431644985599) translate (13.264cm 10.3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905cm" svg:height="4.683cm" svg:x="17.58cm" svg:y="3.16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269cm" svg:height="4.444cm" svg:x="17.88cm" svg:y="3.326cm">
            <draw:image xlink:href="Pictures/100002010000032C000001D8A4C5C3BEB1CFB3AF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9T08:20:16.794106360</meta:creation-date>
    <dc:date>2025-05-09T08:35:14.707356092</dc:date>
    <meta:editing-duration>PT4M45S</meta:editing-duration>
    <meta:editing-cycles>2</meta:editing-cycles>
    <meta:generator>LibreOffice/7.0.4.2$Linux_X86_64 LibreOffice_project/00$Build-2</meta:generator>
    <meta:document-statistic meta:object-count="28"/>
  </office:meta>
</office:document-meta>
</file>